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language="pl" fo:country="PL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l" fo:country="P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pl" fo:country="P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2" style:family="paragraph" style:parent-style-name="Standard">
      <style:text-properties fo:color="#646464"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start" style:justify-single-word="false"/>
      <style:text-properties fo:font-size="20pt" fo:language="pl" fo:country="PL" fo:font-weight="normal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8pt" style:font-name-asian="Consolas" style:font-size-asian="8pt" style:font-name-complex="Consolas" style:font-size-complex="8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8pt" style:font-name-asian="Consolas" style:font-size-asian="8pt" style:font-name-complex="Consolas" style:font-size-complex="8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text-underline-style="none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8pt" style:font-name-asian="Consolas" style:font-size-asian="8pt" style:font-name-complex="Consolas" style:font-size-complex="8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40" style:family="paragraph" style:parent-style-name="Standard">
      <style:paragraph-properties fo:text-align="start" style:justify-single-word="false"/>
    </style:style>
    <style:style style:name="P41" style:family="paragraph" style:parent-style-name="Standard" style:list-style-name="L2">
      <style:paragraph-properties fo:text-align="start" style:justify-single-word="false"/>
    </style:style>
    <style:style style:name="P42" style:family="paragraph" style:parent-style-name="Standard" style:list-style-name="L3">
      <style:paragraph-properties fo:text-align="justify" style:justify-single-word="false"/>
    </style:style>
    <style:style style:name="P43" style:family="paragraph" style:parent-style-name="Standard" style:list-style-name="L4">
      <style:paragraph-properties fo:text-align="start" style:justify-single-word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4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5" style:family="paragraph" style:parent-style-name="Standard" style:list-style-name="L1" style:master-page-name="Standard">
      <style:paragraph-properties fo:text-align="justify" style:justify-single-word="false" style:page-number="auto"/>
    </style:style>
    <style:style style:name="P46" style:family="paragraph" style:parent-style-name="Standard" style:list-style-name="L4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5" style:family="text">
      <style:text-properties fo:color="#000000" style:font-name="Consolas" fo:font-size="10pt" style:text-underline-style="none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7" style:family="text">
      <style:text-properties fo:color="#000000" style:font-name="Consolas" fo:font-size="10pt" style:text-underline-style="none" style:font-name-asian="Consolas" style:font-size-asian="10pt" style:font-name-complex="Consolas" style:font-size-complex="10pt"/>
    </style:style>
    <style:style style:name="T8" style:family="text">
      <style:text-properties fo:color="#000000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9" style:family="text">
      <style:text-properties fo:color="#000000" style:font-name="Consola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T10" style:family="text">
      <style:text-properties fo:color="#000000" style:font-name="Consolas" fo:font-size="10pt" fo:language="pl" fo:country="PL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11" style:family="text">
      <style:text-properties fo:color="#000000" style:font-name="Consolas" fo:font-size="16pt" style:text-underline-style="none" fo:font-weight="normal" style:font-name-asian="Consolas" style:font-size-asian="16pt" style:font-weight-asian="normal" style:font-name-complex="Consolas" style:font-size-complex="16pt" style:font-weight-complex="normal"/>
    </style:style>
    <style:style style:name="T12" style:family="text">
      <style:text-properties fo:color="#000000" style:font-name="Consolas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13" style:family="text">
      <style:text-properties fo:color="#000000" style:font-name="Consolas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4" style:family="text">
      <style:text-properties fo:color="#000000" style:font-name="Consolas" style:font-name-asian="Consolas" style:font-name-complex="Consolas"/>
    </style:style>
    <style:style style:name="T15" style:family="text">
      <style:text-properties fo:color="#000000" style:font-name="Consolas" fo:font-size="12pt" fo:language="pl" fo:country="PL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16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7" style:family="text">
      <style:text-properties fo:color="#000000" style:font-name="Times New Roman" fo:font-size="16pt" fo:font-weight="bold" style:font-name-asian="Consolas" style:font-size-asian="16pt" style:font-weight-asian="bold" style:font-name-complex="Consolas" style:font-size-complex="16pt" style:font-weight-complex="bold"/>
    </style:style>
    <style:style style:name="T18" style:family="text">
      <style:text-properties fo:color="#000000" style:font-name="Times New Roman" fo:font-size="16pt" fo:font-weight="normal" style:font-name-asian="Consolas" style:font-size-asian="16pt" style:font-weight-asian="normal" style:font-name-complex="Consolas" style:font-size-complex="16pt" style:font-weight-complex="normal"/>
    </style:style>
    <style:style style:name="T19" style:family="text">
      <style:text-properties fo:color="#000000" style:font-name="Times New Roman" fo:font-size="16pt" style:text-underline-style="none" fo:font-weight="bold" style:font-name-asian="Consolas" style:font-size-asian="16pt" style:font-weight-asian="bold" style:font-name-complex="Consolas" style:font-size-complex="16pt" style:font-weight-complex="bold"/>
    </style:style>
    <style:style style:name="T20" style:family="text">
      <style:text-properties fo:color="#000000" style:text-underline-style="solid" style:text-underline-width="auto" style:text-underline-color="font-color"/>
    </style:style>
    <style:style style:name="T21" style:family="text">
      <style:text-properties fo:color="#000000" style:text-underline-style="none" fo:font-weight="normal" style:font-weight-asian="normal" style:font-weight-complex="normal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fo:color="#000000" style:font-name="Consola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T24" style:family="text">
      <style:text-properties fo:color="#000000" style:font-name="Consolas" style:text-underline-style="solid" style:text-underline-width="auto" style:text-underline-color="font-color" fo:font-weight="normal" style:font-name-asian="Consolas" style:font-weight-asian="normal" style:font-name-complex="Consolas" style:font-weight-complex="normal"/>
    </style:style>
    <style:style style:name="T25" style:family="text">
      <style:text-properties fo:color="#2a00ff"/>
    </style:style>
    <style:style style:name="T26" style:family="text">
      <style:text-properties fo:color="#2a00ff" style:font-name="Consolas" fo:font-size="10pt" style:font-name-asian="Consolas" style:font-size-asian="10pt" style:font-name-complex="Consolas" style:font-size-complex="10pt"/>
    </style:style>
    <style:style style:name="T27" style:family="text">
      <style:text-properties fo:color="#2a00ff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28" style:family="text">
      <style:text-properties fo:color="#2a00ff" style:font-name="Consolas" style:font-name-asian="Consolas" style:font-name-complex="Consolas"/>
    </style:style>
    <style:style style:name="T29" style:family="text">
      <style:text-properties fo:color="#2a00ff" fo:font-style="italic" style:font-style-asian="italic" style:font-style-complex="italic"/>
    </style:style>
    <style:style style:name="T30" style:family="text">
      <style:text-properties fo:color="#2a00ff"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c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2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646464"/>
    </style:style>
    <style:style style:name="T34" style:family="text">
      <style:text-properties fo:color="#646464" style:font-name="Consolas" fo:font-size="10pt" style:font-name-asian="Consolas" style:font-size-asian="10pt" style:font-name-complex="Consolas" style:font-size-complex="10pt"/>
    </style:style>
    <style:style style:name="T35" style:family="text">
      <style:text-properties fo:color="#646464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36" style:family="text">
      <style:text-properties fo:color="#646464" style:text-underline-style="none" fo:font-weight="normal" style:font-weight-asian="normal" style:font-weight-complex="normal"/>
    </style:style>
    <style:style style:name="T37" style:family="text">
      <style:text-properties fo:color="#646464" style:font-name="Consolas" fo:font-size="10pt" style:font-name-asian="Consolas" style:font-size-asian="10pt" style:font-name-complex="Consolas" style:font-size-complex="10pt"/>
    </style:style>
    <style:style style:name="T38" style:family="text">
      <style:text-properties fo:color="#646464" style:font-name="Consola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T39" style:family="text">
      <style:text-properties fo:color="#646464" style:font-name="Consolas" fo:font-weight="normal" style:font-name-asian="Consolas" style:font-weight-asian="normal" style:font-name-complex="Consolas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7f0055" fo:font-weight="bold" style:font-weight-asian="bold" style:font-weight-complex="bold"/>
    </style:style>
    <style:style style:name="T42" style:family="text">
      <style:text-properties fo:color="#6a3e3e"/>
    </style:style>
    <style:style style:name="T43" style:family="text">
      <style:text-properties fo:color="#6a3e3e" style:text-underline-style="solid" style:text-underline-width="auto" style:text-underline-color="font-color"/>
    </style:style>
    <style:style style:name="T44" style:family="text">
      <style:text-properties fo:font-size="16pt" fo:font-weight="bold" style:font-size-asian="16pt" style:font-weight-asian="bold" style:font-size-complex="16pt" style:font-weight-complex="bold"/>
    </style:style>
    <style:style style:name="T45" style:family="text">
      <style:text-properties fo:font-size="16pt" style:font-size-asian="16pt" style:font-size-complex="16pt"/>
    </style:style>
    <style:style style:name="T46" style:family="text">
      <style:text-properties fo:font-size="16pt" fo:font-weight="normal" style:font-size-asian="16pt" style:font-weight-asian="normal" style:font-size-complex="16pt" style:font-weight-complex="normal"/>
    </style:style>
    <style:style style:name="T47" style:family="text">
      <style:text-properties fo:color="#008080"/>
    </style:style>
    <style:style style:name="T48" style:family="text">
      <style:text-properties fo:color="#008080" style:text-underline-style="none" fo:font-weight="normal" style:font-weight-asian="normal" style:font-weight-complex="normal"/>
    </style:style>
    <style:style style:name="T49" style:family="text">
      <style:text-properties fo:color="#008080" style:font-name="Consolas" fo:font-size="10pt" style:font-name-asian="Consolas" style:font-size-asian="10pt" style:font-name-complex="Consolas" style:font-size-complex="10pt"/>
    </style:style>
    <style:style style:name="T50" style:family="text">
      <style:text-properties fo:color="#00808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51" style:family="text">
      <style:text-properties fo:color="#3f7f7f"/>
    </style:style>
    <style:style style:name="T52" style:family="text">
      <style:text-properties fo:color="#3f7f7f" style:text-underline-style="none" fo:font-weight="normal" style:font-weight-asian="normal" style:font-weight-complex="normal"/>
    </style:style>
    <style:style style:name="T53" style:family="text">
      <style:text-properties fo:color="#3f7f7f" style:font-name="Consolas" fo:font-size="10pt" style:font-name-asian="Consolas" style:font-size-asian="10pt" style:font-name-complex="Consolas" style:font-size-complex="10pt"/>
    </style:style>
    <style:style style:name="T54" style:family="text">
      <style:text-properties fo:color="#7f007f"/>
    </style:style>
    <style:style style:name="T55" style:family="text">
      <style:text-properties fo:color="#7f007f" style:text-underline-style="none" fo:font-weight="normal" style:font-weight-asian="normal" style:font-weight-complex="normal"/>
    </style:style>
    <style:style style:name="T56" style:family="text">
      <style:text-properties style:font-name="Consolas" style:font-name-asian="Consolas" style:font-name-complex="Consolas"/>
    </style:style>
    <style:style style:name="T57" style:family="text">
      <style:text-properties style:text-underline-style="none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446567" text:style-name="L1">
        <text:list-header>
          <text:p text:style-name="P45"/>
        </text:list-header>
      </text:list>
      <text:p text:style-name="P2"/>
      <text:p text:style-name="P2">Spring MVC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Ćwiczenia</text:p>
      <text:p text:style-name="P2"/>
      <text:p text:style-name="P15">Technologie użyte w ćwiczeniach:</text:p>
      <text:list xml:id="list30460489" text:style-name="L2">
        <text:list-item>
          <text:p text:style-name="P41">Spring 4</text:p>
        </text:list-item>
        <text:list-item>
          <text:p text:style-name="P41">Spring security 3.2</text:p>
        </text:list-item>
        <text:list-item>
          <text:p text:style-name="P41">Hiberate 5 jako provider JPA</text:p>
        </text:list-item>
        <text:list-item>
          <text:p text:style-name="P41">Java 8</text:p>
        </text:list-item>
        <text:list-item>
          <text:p text:style-name="P41">Maven 3</text:p>
        </text:list-item>
        <text:list-item>
          <text:p text:style-name="P41">Tomcat 8</text:p>
          <text:p text:style-name="P41"/>
          <text:p text:style-name="P41"/>
        </text:list-item>
      </text:list>
      <text:p text:style-name="P4"/>
      <text:p text:style-name="P4"/>
      <text:p text:style-name="P4"/>
      <text:p text:style-name="P4"><text:tab/>Celem ćwiczeń jest stworzenie prostej aplikacji która będzie obsługiwała aukcje. Wraz z postępem szkolenia będziemy dodawali kolejne elementy do naszej aplikacji takie jak kontrolery, widoki, aspekty, JPA, transakcje, bezpieczeństwo</text:p>
      <text:p text:style-name="P4"/>
      <text:p text:style-name="P4">Funkcjonalności:</text:p>
      <text:list xml:id="list30460503" text:style-name="L3">
        <text:list-item>
          <text:p text:style-name="P42">CRUD dla aukcji</text:p>
        </text:list-item>
        <text:list-item>
          <text:p text:style-name="P42">Składanie ofert</text:p>
        </text:list-item>
      </text:list>
      <text:p text:style-name="P14"/>
      <text:p text:style-name="P4"/>
      <text:p text:style-name="P4"/>
      <text:p text:style-name="P4"/>
      <text:p text:style-name="P4"/>
      <text:p text:style-name="P4">Graf aukcji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5">Ćwiczenie spring-core</text:p>
      <text:p text:style-name="P5"/>
      <text:p text:style-name="P13">Poniższe ćwiczenia będziemy wykonywać w obrębie projektu spring-core. W razie problemów można się wspomagać projektem spring-core-solved który zawiera już gotowe rozwiązania</text:p>
      <text:p text:style-name="P5"/>
      <text:p text:style-name="P7"/>
      <text:p text:style-name="P6">1.0:<text:span text:style-name="T40"> Rozpoczynamy od analizy aktualnych zależności maven'a</text:span></text:p>
      <text:p text:style-name="P7"/>
      <text:p text:style-name="Standard"><text:span text:style-name="T44">1.1: </text:span><text:span text:style-name="T45">Stworzenie podstawowej konfiguracji Spring i stworzenie pierwszego komponentu/beana</text:span></text:p>
      <text:p text:style-name="Standard"/>
      <text:p text:style-name="Standard"><text:span text:style-name="T1">Zadanie</text:span>: W pakiecie pl.vavatech.auction.blc.service należy stworzyć klasę <text:span text:style-name="T3">UserService </text:span><text:span text:style-name="T16">a w pakiecie </text:span><text:s/>pl.vavatech.auction.blc klasę konfiguracji</text:p>
      <text:p text:style-name="Standard"/>
      <text:p text:style-name="Standard"/>
      <text:p text:style-name="P12">@Configuration //informacja dla springa, że to jest klasa konfiguracyjna</text:p>
      <text:p text:style-name="P16"><text:span text:style-name="T41">public</text:span><text:span text:style-name="T2"> </text:span><text:span text:style-name="T41">class</text:span><text:span text:style-name="T2"> BusinessConfig {</text:span></text:p>
      <text:p text:style-name="P16"><text:span text:style-name="T2"><text:tab/></text:span><text:span text:style-name="T33">@Bean</text:span></text:p>
      <text:p text:style-name="P18"><text:tab/>UserService userService() {</text:p>
      <text:p text:style-name="P16"><text:span text:style-name="T2"><text:tab/><text:tab/></text:span><text:span text:style-name="T41">return</text:span><text:span text:style-name="T2"> </text:span><text:span text:style-name="T41">new</text:span><text:span text:style-name="T2"> UserService();</text:span></text:p>
      <text:p text:style-name="P18"><text:tab/>}</text:p>
      <text:p text:style-name="P18">}</text:p>
      <text:p text:style-name="P18"/>
      <text:p text:style-name="P18"/>
      <text:p text:style-name="P18"/>
      <text:p text:style-name="P27">Konfigurację uruchamiamy za pomocą </text:p>
      <text:p text:style-name="P18"/>
      <text:p text:style-name="P16"><text:span text:style-name="T2">ApplicationContext </text:span><text:span text:style-name="T43">context</text:span><text:span text:style-name="T2"> = </text:span><text:span text:style-name="T41">new</text:span><text:span text:style-name="T2"> AnnotationConfigApplicationContext(</text:span></text:p>
      <text:p text:style-name="P16"><text:span text:style-name="T2"><text:tab/><text:tab/><text:tab/><text:tab/>BusinessConfig.</text:span><text:span text:style-name="T41">class</text:span><text:span text:style-name="T2">);</text:span></text:p>
      <text:p text:style-name="P27"/>
      <text:p text:style-name="P27">sprawdzić jakie metody udostępnia obiekt context i pobrać bean'a userService.</text:p>
      <text:p text:style-name="P27"/>
      <text:p text:style-name="P27">Dokumentacja: <text:a xlink:type="simple" xlink:href="http://docs.spring.io/spring/docs/current/spring-framework-reference/htmlsingle/#beans-java-basic-concepts">http://docs.spring.io/spring/docs/current/spring-framework-reference/htmlsingle/#beans-java-basic-concepts</text:a></text:p>
      <text:p text:style-name="P18"/>
      <text:p text:style-name="P1"><text:span text:style-name="T44">1.2:</text:span> <text:span text:style-name="T45">Automatyczne wykrywanie komponentów</text:span></text:p>
      <text:p text:style-name="P30"/>
      <text:p text:style-name="P30"><text:span text:style-name="T1">Zadanie</text:span>: W pakiecie pl.vavatech.auction.blc.service należy utworzyć klasy serwisów <text:soft-page-break/>AuctionServcie, OfferService a w pakiecie pl.vavatech.auction.blc.repo klasy repozytoriów AuctionRepo, OfferRepo.</text:p>
      <text:p text:style-name="P30"/>
      <text:p text:style-name="P30">Klasy serwisów oznaczamy adnotacją @Service a klasy repozytoriów adnotacją @Repository</text:p>
      <text:p text:style-name="P30"/>
      <text:p text:style-name="P30">W klasie <text:s/><text:span text:style-name="T3">BusinessConfig dodajemy adnotacje </text:span><text:span text:style-name="T34">@ComponentScan</text:span><text:span text:style-name="T3">(</text:span><text:span text:style-name="T26">"pl.vavatech.auction.blc"</text:span><text:span text:style-name="T3">) która oznacza, żę spring ma szukać komponentów we wskazanym pakiecie.</text:span></text:p>
      <text:p text:style-name="P18"/>
      <text:p text:style-name="P18">sprawdzić za pomocą obiektu context czy spring wyszukał wszystkie komponenty.</text:p>
      <text:p text:style-name="P18"/>
      <text:p text:style-name="P27"><text:span text:style-name="T1">Dokumentacja</text:span>: <text:a xlink:type="simple" xlink:href="http://docs.spring.io/spring/docs/current/spring-framework-reference/htmlsingle/#beans-scanning-autodetection">http://docs.spring.io/spring/docs/current/spring-framework-reference/htmlsingle/#beans-scanning-autodetection</text:a></text:p>
      <text:p text:style-name="P18"/>
      <text:p text:style-name="P1"><text:span text:style-name="T44">1.3: </text:span><text:span text:style-name="T45">Poznanie cyklu życia komponentów</text:span></text:p>
      <text:p text:style-name="P30"/>
      <text:p text:style-name="P30"><text:span text:style-name="T1">Zadanie</text:span>: W pakiecie pl.vavatech.auction.blc.model<text:span text:style-name="T3"> znajdują się encje. Zaimplementować obiekty InMemoryAuctionRepo, InMemoryOfferRepo dodając im metody:</text:span></text:p>
      <text:list xml:id="list30441215" text:style-name="L4">
        <text:list-item>
          <text:p text:style-name="P43">Entity find(Long id)</text:p>
        </text:list-item>
        <text:list-item>
          <text:p text:style-name="P43">List&lt;Entity&gt; findAll()</text:p>
        </text:list-item>
        <text:list-item>
          <text:p text:style-name="P43">void update(entity)</text:p>
        </text:list-item>
        <text:list-item>
          <text:p text:style-name="P43">Long insert(entity)</text:p>
        </text:list-item>
        <text:list-item>
          <text:p text:style-name="P43">void delete(Long id)</text:p>
        </text:list-item>
      </text:list>
      <text:p text:style-name="P10"/>
      <text:p text:style-name="P10">Aktualna implementacja może opierać się o mapę w pamięci. Obiekty InMemory są implementacjami interfejsów AuctionRepo oraz OfferRepo (refaktor class → interface)</text:p>
      <text:p text:style-name="P8"/>
      <text:p text:style-name="P8">Za pomocą metod cyklu życia podczas inicjalizacji komponentów InMemory dodać dwie aukcje.</text:p>
      <text:p text:style-name="P8"/>
      <text:p text:style-name="P8"><text:span text:style-name="T1">Dokumentacja</text:span>: <text:a xlink:type="simple" xlink:href="http://docs.spring.io/spring/docs/current/spring-framework-reference/htmlsingle/#beans-java-lifecycle-callbacks">http://docs.spring.io/spring/docs/current/spring-framework-reference/htmlsingle/#beans-java-lifecycle-callbacks</text:a></text:p>
      <text:p text:style-name="P8"/>
      <text:p text:style-name="P1"><text:span text:style-name="T44">1.4:</text:span> <text:span text:style-name="T45">Stworzenie procesora beanów</text:span></text:p>
      <text:p text:style-name="P30"/>
      <text:p text:style-name="P30"><text:span text:style-name="T1">Zadanie</text:span>: W pakiecie pl.vavatech.auction.blc.component<text:span text:style-name="T3"> tworzymy klasę BeanProcessor implementującą BeanPostProcessor. Za pomocą logera(Log4J) wypisać kolejność inicjalizacji komponentów</text:span></text:p>
      <text:p text:style-name="P18"/>
      <text:p text:style-name="P18"><text:span text:style-name="T1">Dokumentacja</text:span>: <text:a xlink:type="simple" xlink:href="http://docs.spring.io/spring/docs/current/spring-framework-reference/htmlsingle/#context-introduction-ctx-vs-beanfactory">http://docs.spring.io/spring/docs/current/spring-framework-reference/htmlsingle/#context-introduction-ctx-vs-beanfactory</text:a></text:p>
      <text:p text:style-name="P18"/>
      <text:p text:style-name="P1"><text:span text:style-name="T44">1.5:</text:span> <text:span text:style-name="T45">Skorzystanie z plików konfiguracyjnych</text:span></text:p>
      <text:p text:style-name="P30"/>
      <text:p text:style-name="P30"><text:span text:style-name="T4">Zadanie</text:span><text:span text:style-name="T3">: W resources tworzymy plik application.properties a w nim klucz maxShippingPrice=</text:span><text:span text:style-name="T26">1000</text:span><text:span text:style-name="T3">. Wartość klucza należy pobrać w serwisie AuctionService za pomocą adnotacji @Value. </text:span></text:p>
      <text:p text:style-name="P18">Aby plik został wczytany należy skorzystać </text:p>
      <text:p text:style-name="P30"><text:span text:style-name="T34">@PropertySource</text:span><text:span text:style-name="T3">(value = { </text:span><text:span text:style-name="T26">"classpath:application.properties"</text:span><text:span text:style-name="T3"> }) w klasie konfiguracji oraz zdefiniować </text:span></text:p>
      <text:p text:style-name="P18"/>
      <text:p text:style-name="P31"><text:span text:style-name="T2"><text:tab/></text:span>@Bean</text:p>
      <text:p text:style-name="P17"><text:span text:style-name="T2"><text:tab/></text:span><text:span text:style-name="T41">public</text:span><text:span text:style-name="T2"> </text:span><text:span text:style-name="T41">static</text:span><text:span text:style-name="T2"> PropertySourcesPlaceholderConfigurer </text:span><text:span text:style-name="T20">propertySourcesPlaceholderConfigurer</text:span><text:span text:style-name="T2">() {</text:span></text:p>
      <text:p text:style-name="P17"><text:span text:style-name="T2"><text:tab/><text:tab/></text:span><text:span text:style-name="T41">return</text:span><text:span text:style-name="T2"> </text:span><text:span text:style-name="T41">new</text:span><text:span text:style-name="T2"> PropertySourcesPlaceholderConfigurer();</text:span></text:p>
      <text:p text:style-name="P23"><text:tab/>}</text:p>
      <text:p text:style-name="P18"/>
      <text:p text:style-name="P18"><text:span text:style-name="T1">Dokumentacja</text:span>: <text:a xlink:type="simple" xlink:href="http://docs.spring.io/spring/docs/current/spring-framework-reference/htmlsingle/#__propertysource">http://docs.spring.io/spring/docs/current/spring-framework-reference/htmlsingle/#__propertysource</text:a></text:p>
      <text:p text:style-name="P18"/>
      <text:p text:style-name="P1"><text:soft-page-break/><text:span text:style-name="T44">1.6: </text:span><text:span text:style-name="T45">Wstrzykiwanie zależności</text:span></text:p>
      <text:p text:style-name="P30"/>
      <text:p text:style-name="P30"><text:span text:style-name="T4">Zadanie</text:span><text:span text:style-name="T3">: Do komponentów AuctionService oraz OfferService wstrzyknąć odpowiadające im repozytoria. Wypróbować wszystkie możliwość wstrzyknięć constructor, setter, field.</text:span></text:p>
      <text:p text:style-name="P18"/>
      <text:p text:style-name="P30"><text:span text:style-name="T4">Dokumentacja</text:span><text:span text:style-name="T3">:</text:span><text:a xlink:type="simple" xlink:href="http://docs.spring.io/spring/docs/current/spring-framework-reference/htmlsingle/#beans-autowired-annotation">http://docs.spring.io/spring/docs/current/spring-framework-reference/htmlsingle/#beans-autowired-annotation</text:a></text:p>
      <text:p text:style-name="P18"/>
      <text:p text:style-name="P18"/>
      <text:p text:style-name="P34"><text:span text:style-name="T13">1.7:</text:span><text:span text:style-name="T17"> </text:span><text:span text:style-name="T18">Skorzystanie ze wstrzykniętego obiektu</text:span></text:p>
      <text:p text:style-name="P28"/>
      <text:p text:style-name="P30"><text:span text:style-name="T5">Zadanie</text:span><text:span text:style-name="T6">: W pakiecie <text:s/>pl.vavatech.auction.blc.</text:span><text:span text:style-name="T6">service w klasie AuctionService dodać metody, który delegują wywołania do AuctionRepo</text:span></text:p>
      <text:list xml:id="list30597886" text:continue-numbering="true" text:style-name="L4">
        <text:list-item>
          <text:p text:style-name="P43">Entity find(Long id)</text:p>
        </text:list-item>
        <text:list-item>
          <text:p text:style-name="P43">List&lt;Entity&gt; findAll()</text:p>
        </text:list-item>
        <text:list-item>
          <text:p text:style-name="P43">void update(entity)</text:p>
        </text:list-item>
        <text:list-item>
          <text:p text:style-name="P43">Long insert(entity)</text:p>
        </text:list-item>
        <text:list-item>
          <text:p text:style-name="P43">void delete(Long id)</text:p>
        </text:list-item>
      </text:list>
      <text:p text:style-name="P10"/>
      <text:p text:style-name="P9">Sprawdzić działanie dodać aukcje.</text:p>
      <text:list xml:id="list30596142" text:continue-numbering="true" text:style-name="L4">
        <text:list-header>
          <text:p text:style-name="P46"/>
        </text:list-header>
      </text:list>
      <text:p text:style-name="P18"/>
      <text:p text:style-name="P1"><text:span text:style-name="T44">1.8: </text:span><text:span text:style-name="T46">Backdoor za pomocą SpringEL</text:span></text:p>
      <text:p text:style-name="P30"/>
      <text:p text:style-name="P34"><text:span text:style-name="T4">Zadanie</text:span><text:span text:style-name="T3">: W pakiecie <text:s/>pl.vavatech.auction.blc.component stworzyć komponent BackDoor który będzie posiadał metodę przyjmującą wyrażenie SpringEL i zwracał wynik jako object. Należy zdobyć referencję do ApplicationContext i ustawić go jako BeanResolvera dla </text:span><text:span text:style-name="T3">StandardEvaluationContext. Po stworzeniu komponentu pobrać dowolną aukcje za pomocą <text:s/>AuctionRepo. </text:span></text:p>
      <text:p text:style-name="P19"/>
      <text:p text:style-name="P19"/>
      <text:p text:style-name="P29"/>
      <text:list xml:id="list30620013" text:continue-numbering="true" text:style-name="L4">
        <text:list-header>
          <text:p text:style-name="P46">Dokumentacja: <text:a xlink:type="simple" xlink:href="http://docs.spring.io/spring/docs/current/spring-framework-reference/htmlsingle/#expressions">http://docs.spring.io/spring/docs/current/spring-framework-reference/htmlsingle/#expressions</text:a></text:p>
          <text:p text:style-name="P46"/>
        </text:list-header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5">Ćwiczenie spring-mvc</text:p>
      <text:p text:style-name="P5"/>
      <text:p text:style-name="P22">Poniższe ćwiczenia będziemy wykonywać w obrębie projektu spring-mvc. W razie problemów można się wspomagać projektem spring-mvc-solved który zawiera już gotowe rozwiązania</text:p>
      <text:p text:style-name="P22"/>
      <text:p text:style-name="P18">Od tej chwili wszystkie projekty będą posiadały posiadały warstwę webową do której potrzebujemy kontenera servletów w naszym przypadku należy pobrać Tomcat 8. Więc aby uruchomić projekt należy dodać go do Tomcat'a</text:p>
      <text:p text:style-name="P18"/>
      <text:p text:style-name="P24">2.0: <text:span text:style-name="T40">Rozpoczynamy od analizy aktualnych zależności maven'a</text:span></text:p>
      <text:p text:style-name="P25"/>
      <text:p text:style-name="P30"><text:span text:style-name="T12">1.1:</text:span><text:span text:style-name="T19"> </text:span><text:span text:style-name="T11">Przeanalizować konfigurację Spring MVC w oparciu o </text:span><text:soft-page-break/><text:span text:style-name="T11">javaConfig klasy </text:span><text:span text:style-name="T8">AppInitializer</text:span><text:span text:style-name="T11"> oraz </text:span><text:span text:style-name="T6">AppConfig. </text:span></text:p>
      <text:p text:style-name="P28"/>
      <text:p text:style-name="P1"><text:span text:style-name="T44">1.2: </text:span><text:span text:style-name="T46">Dodanie pierwszego kontrolera</text:span></text:p>
      <text:p text:style-name="P30"/>
      <text:p text:style-name="P30"><text:span text:style-name="T5">Zadanie</text:span><text:span text:style-name="T6">: W pakiecie pl.vavatech.auction.www.controller stworzyć kontroler</text:span><text:span text:style-name="T6"> </text:span><text:span text:style-name="T8">HelloWorldController</text:span><text:span text:style-name="T6"> który pokaże przygotowany widok helloWorld.jsp z atrybutem message</text:span></text:p>
      <text:p text:style-name="P20"/>
      <text:p text:style-name="P20">Dokumentacja: <text:a xlink:type="simple" xlink:href="http://docs.spring.io/spring/docs/current/spring-framework-reference/htmlsingle/#mvc-controller">http://docs.spring.io/spring/docs/current/spring-framework-reference/htmlsingle/#mvc-controller</text:a></text:p>
      <text:p text:style-name="P20"/>
      <text:p text:style-name="P20"/>
      <text:p text:style-name="P1"><text:span text:style-name="T44">1.3: </text:span><text:span text:style-name="T46">Odczytanie parametrów ze ścieżki oraz rządania</text:span></text:p>
      <text:p text:style-name="P30"/>
      <text:p text:style-name="P30"><text:span text:style-name="T5">Zadanie</text:span><text:span text:style-name="T6">: W kontrolerze HelloWorldController dodać mapowanie aby obsługiwał linki </text:span><text:span text:style-name="T6">typu /helloWorld/month/type gdzie month będzie od 1-12 a type to dowolny String.</text:span></text:p>
      <text:p text:style-name="P20"/>
      <text:p text:style-name="P20">Otrzymane wartości wyświetlić w helloWorld.jsp. Dodatkowo w kontrolerze odebrać parametry żądania ?page=1&amp;pageSize=20 i również wyświetlić na stronie.</text:p>
      <text:p text:style-name="P28"/>
      <text:p text:style-name="P20">Dokumentacja: <text:a xlink:type="simple" xlink:href="http://docs.spring.io/spring/docs/current/spring-framework-reference/htmlsingle/#mvc-ann-methods">http://docs.spring.io/spring/docs/current/spring-framework-reference/htmlsingle/#mvc-ann-methods</text:a></text:p>
      <text:p text:style-name="P20"/>
      <text:p text:style-name="P28"/>
      <text:p text:style-name="P1"><text:span text:style-name="T44">1.3: </text:span><text:span text:style-name="T46">Odczytanie danych formularza przesłanych przez Postman</text:span></text:p>
      <text:p text:style-name="P30"/>
      <text:p text:style-name="P30"><text:span text:style-name="T5">Zadanie</text:span><text:span text:style-name="T6">: W</text:span><text:span text:style-name="T6"> kontrolerze HelloWorldController dodać mapowanie /hellWorld/add tak aby jego parametrem wejściowym był Auction i za pomocą Postman(chrome) wysłać żądanie x-www-form które zawierające title oraz description.</text:span></text:p>
      <text:p text:style-name="P20"/>
      <text:p text:style-name="P1"><text:span text:style-name="T44">1.3: </text:span><text:span text:style-name="T46">Validacja otrzymanych danych</text:span></text:p>
      <text:p text:style-name="P30"/>
      <text:p text:style-name="P30"><text:span text:style-name="T5">Zadanie</text:span><text:span text:style-name="T6">: W</text:span><text:span text:style-name="T6"> kontrolerze HelloWorldController w mapowaniu /hellWorld/add dodać adnotację @Valid do parametru metody. I za pomocą postman wysłać błędne żadanie np. wartość enuma auctionType która nie istnieje. Sprawdzić co się stanie. </text:span></text:p>
      <text:p text:style-name="P20"/>
      <text:p text:style-name="P20">Dodać parametr metody BindingResult który zawiera błędy walidacyjne. Jeżeli obiekt BindingResult będzie zawierał błędy to wyrzucić wyjątek np. IllegalArgumentException</text:p>
      <text:p text:style-name="P20"/>
      <text:p text:style-name="P20">Dokumentacja: <text:a xlink:type="simple" xlink:href="http://docs.spring.io/spring/docs/current/spring-framework-reference/htmlsingle/#validation">http://docs.spring.io/spring/docs/current/spring-framework-reference/htmlsingle/#validation</text:a></text:p>
      <text:p text:style-name="P20"/>
      <text:p text:style-name="P20"/>
      <text:p text:style-name="P1"><text:span text:style-name="T44">1.4: </text:span><text:span text:style-name="T46">Interceptor logujący czas obsługi żadania</text:span></text:p>
      <text:p text:style-name="P30"/>
      <text:p text:style-name="P30"><text:span text:style-name="T5">Zadanie</text:span><text:span text:style-name="T6">: W</text:span><text:span text:style-name="T6"> pakiecie pl.vavatech.auction.www.component dodać interceptor RenderingTimeInterceptor który będzie logował na konsole czas w ms który był potrzebny na obsługę żądania.</text:span></text:p>
      <text:p text:style-name="P20"/>
      <text:p text:style-name="P18"><text:span text:style-name="T57">Interceptor zarejestrować w AppConfig metoda </text:span><text:span text:style-name="T56">addInterceptors</text:span></text:p>
      <text:p text:style-name="P20"/>
      <text:p text:style-name="P1"><text:span text:style-name="T44">1.5: </text:span><text:span text:style-name="T46">Obsługa błędów</text:span></text:p>
      <text:p text:style-name="P30"/>
      <text:p text:style-name="P30"><text:span text:style-name="T5">Zadanie</text:span><text:span text:style-name="T6">: </text:span><text:span text:style-name="T6">W kontrolerze HelloWorld dodać obsługę wyjątków za pomocą @ExceptionHandlera</text:span></text:p>
      <text:p text:style-name="P20">która przekieruje na stronę 'cmm/error'</text:p>
      <text:p text:style-name="P20"/>
      <text:p text:style-name="P1"><text:soft-page-break/><text:span text:style-name="T44">1.6:</text:span><text:span text:style-name="T46"> Globalna obsługa błędów</text:span></text:p>
      <text:p text:style-name="P30"/>
      <text:p text:style-name="P30"><text:span text:style-name="T5">Zadanie</text:span><text:span text:style-name="T6">: W kontrolerze HelloWorld usuwamy obsługę błędów i dodajemy SimpleMappingExceptionResolver który w sytuacji wystąpienia błędu w dowolnym kontrolerze przekieruje na stronę 'cmm/error'. </text:span></text:p>
      <text:p text:style-name="P20"/>
      <text:p text:style-name="P1"><text:span text:style-name="T44">1.7:</text:span><text:span text:style-name="T46"> Pokazanie wszystkich aukcji w systemie</text:span></text:p>
      <text:p text:style-name="P30"/>
      <text:p text:style-name="P30"><text:span text:style-name="T5">Zadanie</text:span><text:span text:style-name="T6">: W pakiecie pl.vavatech.auction.</text:span><text:a xlink:type="simple" xlink:href="http://www.controller.auction/">www.controller.auction</text:a><text:span text:style-name="T6"> znalduje się AuctionController który ma obsługiwać /auctions gdzie w wyniku zostanie pokazany widok auciton/list wraz ze wszystkimi aukcjami w systemie. Akcje należy pobrać za pomocą serwisu AuctionService</text:span></text:p>
      <text:p text:style-name="P20"/>
      <text:p text:style-name="P20">W pliku auciton/list.jsp należy dodać kolumnę „Tytuł”</text:p>
      <text:p text:style-name="P20"/>
      <text:p text:style-name="P1"><text:span text:style-name="T44">1.8:</text:span><text:span text:style-name="T46"> Pokazanie szczegółów wybranej aukcji</text:span></text:p>
      <text:p text:style-name="P30"/>
      <text:p text:style-name="P30"><text:span text:style-name="T5">Zadanie</text:span><text:span text:style-name="T6">: </text:span><text:span text:style-name="T6">W AuctionController dodać obsługę /auctions/</text:span><text:span text:style-name="T27">idAukcji/show gdzie kontroler pobierze szczegóły wybranej aukcji i pokaż widok auction/show</text:span></text:p>
      <text:p text:style-name="P20"/>
      <text:p text:style-name="P20">W pliku auciton/show.jsp należy pokazać wszystkie dostępne pola.</text:p>
      <text:p text:style-name="P20"/>
      <text:p text:style-name="P20">Dodać obsługę przejścia do szczegółów aukcji z poziomu list aukcji</text:p>
      <text:p text:style-name="P11"/>
      <text:p text:style-name="P11"/>
      <text:p text:style-name="P1"><text:span text:style-name="T44">1.9:</text:span><text:span text:style-name="T46"> Obsługa edycji</text:span></text:p>
      <text:p text:style-name="P30"/>
      <text:p text:style-name="P30"><text:span text:style-name="T5">Zadanie</text:span><text:span text:style-name="T6">: W AuctionController </text:span><text:span text:style-name="T27">znajduje się obsługa auctions/id/</text:span><text:span text:style-name="T6">edit</text:span><text:span text:style-name="T27"> oraz auctions/save</text:span><text:span text:style-name="T6">. Przeanalizować zasadę działania obsługi formularza. Jak wchodzi w tryb edycji oraz co się dzieje po zapisz</text:span></text:p>
      <text:p text:style-name="P20"/>
      <text:p text:style-name="P20"/>
      <text:p text:style-name="P11"/>
      <text:p text:style-name="P1"><text:span text:style-name="T44">1.10:</text:span><text:span text:style-name="T46"> Obsługa usuwania</text:span></text:p>
      <text:p text:style-name="P30"/>
      <text:p text:style-name="P30"><text:span text:style-name="T5">Zadanie</text:span><text:span text:style-name="T6">: </text:span><text:span text:style-name="T6">W AuctionController dodać auctions/id/delete która usunie wybrany rekord oraz dodać obsługę usuwania z poziomu listy</text:span></text:p>
      <text:p text:style-name="P20"/>
      <text:p text:style-name="P1"><text:span text:style-name="T44">1.11:</text:span><text:span text:style-name="T46"> Walidator dla aukcji</text:span></text:p>
      <text:p text:style-name="P30"/>
      <text:p text:style-name="P30"><text:span text:style-name="T5">Zadanie</text:span><text:span text:style-name="T6">: Napisać i wykorzystać walidator dla aukcji który sprawdzi czy data ważności aukcji nie jest przeszła. </text:span></text:p>
      <text:p text:style-name="P20"/>
      <text:p text:style-name="P20">Dodatkowo skonfigurować walidator JSR 303 (dodać zależność maven'a hibernate-validator) i dodać wymagalność pól (title, description) w klasie aukcji. Dodatkowo dla pola title zdefiniować maksymalną ilość znaków na 20</text:p>
      <text:p text:style-name="P20"/>
      <text:p text:style-name="P20">Sprawdzić działanie zdefiniowanych ograniczeń na formularzu</text:p>
      <text:p text:style-name="P20"/>
      <text:p text:style-name="P1"><text:span text:style-name="T44">1.11:</text:span><text:span text:style-name="T46"> Formater </text:span></text:p>
      <text:p text:style-name="P30"/>
      <text:p text:style-name="P30"><text:span text:style-name="T5">Zadanie</text:span><text:span text:style-name="T6">: Napisać formater (AnnotationFormatterFactory) który dla stworzonej adnotacji CurrencyFormat będzie dodawał PLN do wartości liczbowych. Skorzystać z adnotacji CurrencyFormat <text:s/>w klasie Auction w polu </text:span><text:span text:style-name="T31">shippingPrice</text:span></text:p>
      <text:p text:style-name="P20"/>
      <text:p text:style-name="P1"><text:span text:style-name="T44">1.12:</text:span><text:span text:style-name="T46"> Kontrolery REST (testujemy Postman'em)</text:span></text:p>
      <text:p text:style-name="P7"><text:soft-page-break/></text:p>
      <text:p text:style-name="P30"><text:span text:style-name="T5">Zadanie</text:span><text:span text:style-name="T6">: Stworzyć kontroler AuctionRestController (@RestController) który umożliwia operacje CRUD /rest/</text:span><text:span text:style-name="T27">auctions</text:span><text:span text:style-name="T6">. </text:span></text:p>
      <text:p text:style-name="P20"/>
      <text:p text:style-name="P20">Należy rozpocząć od operacji findAll i sprawdzić jak wygląda list aukcji w postaci JSON.</text:p>
      <text:p text:style-name="P20"/>
      <text:p text:style-name="P20">Podczas implementacji POST'a skorzystać z adnotacji @RequestBody dla parametru metody Auction aby spring wiedział, że cały request JSON powinien mapować na ten właśnie obiekt</text:p>
      <text:p text:style-name="P20"/>
      <text:p text:style-name="P20">Dokumentacja:<text:a xlink:type="simple" xlink:href="http://docs.spring.io/spring/docs/current/spring-framework-reference/htmlsingle/#mvc-ann-restcontroller">http://docs.spring.io/spring/docs/current/spring-framework-reference/htmlsingle/#mvc-ann-restcontroller</text:a></text:p>
      <text:p text:style-name="P20"/>
      <text:p text:style-name="P20"/>
      <text:p text:style-name="P1"><text:span text:style-name="T44">1.13:</text:span><text:span text:style-name="T46"> Kontrolery REST – obsługa błędów</text:span></text:p>
      <text:p text:style-name="P30"/>
      <text:p text:style-name="P30"><text:span text:style-name="T5">Zadanie</text:span><text:span text:style-name="T6">: Sprawdzić co się stanie jeśli do naszego controlera REST wyślemy niepoprawne dane skorzystać z adnotacji @Valid.</text:span></text:p>
      <text:p text:style-name="P20"/>
      <text:p text:style-name="P20">Co się stanie jeżeli podczas przetwarzania logiki poleci błąd.</text:p>
      <text:p text:style-name="P20"/>
      <text:p text:style-name="P20"/>
      <text:p text:style-name="P1"><text:span text:style-name="T44">1.14:</text:span><text:span text:style-name="T46"> Kontrolery REST – struktury danych</text:span></text:p>
      <text:p text:style-name="P30"/>
      <text:p text:style-name="P30"><text:span text:style-name="T5">Zadanie</text:span><text:span text:style-name="T6">: Stworzyć kontroler OfferRestController (/rest/offers) który umożliwi składanie ofert do trwających aukcji. Zastanowić się jaka powinna być struktura obiektu który będzie za to odpowiadał.</text:span></text:p>
      <text:p text:style-name="P20"/>
      <text:p text:style-name="P20">Dodać regułę walidacyjną która stwierdzi czy proponowana oferta nie jest niższa od aktualnej.</text:p>
      <text:p text:style-name="P20"/>
      <text:p text:style-name="P20">Algorytm powinien odnaleźć aukcje której dotyczy oferta ustawić jej aktualną cenę z oferty następnie dodać ofertę do systemu.</text:p>
      <text:p text:style-name="P20"/>
      <text:p text:style-name="P20"/>
      <text:p text:style-name="P1"><text:span text:style-name="T44">1.14:</text:span><text:span text:style-name="T46"> Integracja ze Swagger - opcjonalne</text:span></text:p>
      <text:p text:style-name="P30"/>
      <text:p text:style-name="P30">Zależności:</text:p>
      <text:p text:style-name="P30"/>
      <text:p text:style-name="P16"><text:span text:style-name="T2"><text:tab/></text:span><text:span text:style-name="T47">&lt;</text:span><text:span text:style-name="T51">dependency</text:span><text:span text:style-name="T47">&gt;</text:span></text:p>
      <text:p text:style-name="P16"><text:span text:style-name="T2"><text:tab/><text:tab/></text:span><text:span text:style-name="T47">&lt;</text:span><text:span text:style-name="T51">groupId</text:span><text:span text:style-name="T47">&gt;</text:span><text:span text:style-name="T2">io.springfox</text:span><text:span text:style-name="T47">&lt;/</text:span><text:span text:style-name="T51">groupId</text:span><text:span text:style-name="T47">&gt;</text:span></text:p>
      <text:p text:style-name="P16"><text:span text:style-name="T2"><text:tab/><text:tab/></text:span><text:span text:style-name="T47">&lt;</text:span><text:span text:style-name="T51">artifactId</text:span><text:span text:style-name="T47">&gt;</text:span><text:span text:style-name="T20">springfox</text:span><text:span text:style-name="T2">-swagger2</text:span><text:span text:style-name="T47">&lt;/</text:span><text:span text:style-name="T51">artifactId</text:span><text:span text:style-name="T47">&gt;</text:span></text:p>
      <text:p text:style-name="P16"><text:span text:style-name="T2"><text:tab/><text:tab/></text:span><text:span text:style-name="T47">&lt;</text:span><text:span text:style-name="T51">version</text:span><text:span text:style-name="T47">&gt;</text:span><text:span text:style-name="T2">2.5.0</text:span><text:span text:style-name="T47">&lt;/</text:span><text:span text:style-name="T51">version</text:span><text:span text:style-name="T47">&gt;</text:span></text:p>
      <text:p text:style-name="P16"><text:span text:style-name="T2"><text:tab/></text:span><text:span text:style-name="T47">&lt;/</text:span><text:span text:style-name="T51">dependency</text:span><text:span text:style-name="T47">&gt;</text:span></text:p>
      <text:p text:style-name="P16"><text:span text:style-name="T2"><text:tab/></text:span><text:span text:style-name="T47">&lt;</text:span><text:span text:style-name="T51">dependency</text:span><text:span text:style-name="T47">&gt;</text:span></text:p>
      <text:p text:style-name="P16"><text:span text:style-name="T2"><text:tab/><text:tab/></text:span><text:span text:style-name="T47">&lt;</text:span><text:span text:style-name="T51">groupId</text:span><text:span text:style-name="T47">&gt;</text:span><text:span text:style-name="T2">io.springfox</text:span><text:span text:style-name="T47">&lt;/</text:span><text:span text:style-name="T51">groupId</text:span><text:span text:style-name="T47">&gt;</text:span></text:p>
      <text:p text:style-name="P16"><text:span text:style-name="T2"><text:tab/><text:tab/></text:span><text:span text:style-name="T47">&lt;</text:span><text:span text:style-name="T51">artifactId</text:span><text:span text:style-name="T47">&gt;</text:span><text:span text:style-name="T20">springfox</text:span><text:span text:style-name="T2">-swagger-</text:span><text:span text:style-name="T20">ui</text:span><text:span text:style-name="T47">&lt;/</text:span><text:span text:style-name="T51">artifactId</text:span><text:span text:style-name="T47">&gt;</text:span></text:p>
      <text:p text:style-name="P16"><text:span text:style-name="T2"><text:tab/><text:tab/></text:span><text:span text:style-name="T47">&lt;</text:span><text:span text:style-name="T51">version</text:span><text:span text:style-name="T47">&gt;</text:span><text:span text:style-name="T2">2.5.0</text:span><text:span text:style-name="T47">&lt;/</text:span><text:span text:style-name="T51">version</text:span><text:span text:style-name="T47">&gt;</text:span></text:p>
      <text:p text:style-name="P30"><text:span text:style-name="T3"><text:tab/></text:span><text:span text:style-name="T49">&lt;/</text:span><text:span text:style-name="T53">dependency</text:span><text:span text:style-name="T49">&gt;</text:span></text:p>
      <text:p text:style-name="P36"/>
      <text:p text:style-name="P36">Mapowanie:</text:p>
      <text:p text:style-name="P36"/>
      <text:p text:style-name="P17"><text:span text:style-name="T42">registry</text:span><text:span text:style-name="T2">.addResourceHandler(</text:span><text:span text:style-name="T25">"swagger-ui.html"</text:span><text:span text:style-name="T2">).addResourceLocations(</text:span></text:p>
      <text:p text:style-name="P17"><text:span text:style-name="T2"><text:tab/><text:tab/><text:tab/><text:tab/></text:span><text:span text:style-name="T25">"classpath:/META-INF/resources/"</text:span><text:span text:style-name="T2">);</text:span></text:p>
      <text:p text:style-name="P17"><text:span text:style-name="T2"><text:tab/><text:tab/></text:span><text:span text:style-name="T42">registry</text:span><text:span text:style-name="T2">.addResourceHandler(</text:span><text:span text:style-name="T25">"/webjars/**"</text:span><text:span text:style-name="T2">).addResourceLocations(</text:span></text:p>
      <text:p text:style-name="P39"><text:span text:style-name="T14"><text:tab/><text:tab/><text:tab/><text:tab/></text:span><text:span text:style-name="T28">"classpath:/META-INF/resources/webjars/"</text:span><text:span text:style-name="T14">);</text:span></text:p>
      <text:p text:style-name="P36"/>
      <text:p text:style-name="P36">Konfiguracja:</text:p>
      <text:p text:style-name="P36"><text:soft-page-break/></text:p>
      <text:p text:style-name="P31">@Configuration</text:p>
      <text:p text:style-name="P31">@EnableSwagger2</text:p>
      <text:p text:style-name="P17"><text:span text:style-name="T41">public</text:span><text:span text:style-name="T2"> </text:span><text:span text:style-name="T41">class</text:span><text:span text:style-name="T2"> SwaggerConfig {</text:span></text:p>
      <text:p text:style-name="P23"/>
      <text:p text:style-name="P17"><text:span text:style-name="T2"><text:tab/></text:span><text:span text:style-name="T33">@Bean</text:span></text:p>
      <text:p text:style-name="P17"><text:span text:style-name="T2"><text:tab/></text:span><text:span text:style-name="T41">public</text:span><text:span text:style-name="T2"> Docket api() {</text:span></text:p>
      <text:p text:style-name="P17"><text:span text:style-name="T2"><text:tab/><text:tab/>Predicate&lt;RequestHandler&gt; </text:span><text:span text:style-name="T42">handlersToInclude</text:span><text:span text:style-name="T2"> = RequestHandlerSelectors.</text:span><text:span text:style-name="T22">any</text:span><text:span text:style-name="T2">();</text:span></text:p>
      <text:p text:style-name="P17"><text:span text:style-name="T2"><text:tab/><text:tab/>Predicate&lt;String&gt; </text:span><text:span text:style-name="T42">pathToInclude</text:span><text:span text:style-name="T2"> = PathSelectors.</text:span><text:span text:style-name="T22">regex</text:span><text:span text:style-name="T2">(</text:span><text:span text:style-name="T25">"/rest/.*"</text:span><text:span text:style-name="T2">);</text:span></text:p>
      <text:p text:style-name="P17"/>
      <text:p text:style-name="P17"><text:span text:style-name="T2"><text:tab/><text:tab/></text:span><text:span text:style-name="T41">return</text:span><text:span text:style-name="T2"> </text:span><text:span text:style-name="T41">new</text:span><text:span text:style-name="T2"> Docket(DocumentationType.</text:span><text:span text:style-name="T32">SWAGGER_2</text:span><text:span text:style-name="T2">).select().apis(</text:span><text:span text:style-name="T42">handlersToInclude</text:span><text:span text:style-name="T2">)</text:span></text:p>
      <text:p text:style-name="P17"><text:span text:style-name="T2"><text:tab/><text:tab/><text:tab/><text:tab/>.paths(</text:span><text:span text:style-name="T42">pathToInclude</text:span><text:span text:style-name="T2">).build();</text:span></text:p>
      <text:p text:style-name="P23"><text:tab/>}</text:p>
      <text:p text:style-name="P17"/>
      <text:p text:style-name="P23">}</text:p>
      <text:p text:style-name="P38"/>
      <text:p text:style-name="P20"/>
      <text:p text:style-name="P20"><text:a xlink:type="simple" xlink:href="http://localhost:8080/auction-ajt-solved/swagger-ui.html">http://localhost:8080/auction-ajt-solved/swagger-ui.html</text:a></text:p>
      <text:p text:style-name="P20"/>
      <text:p text:style-name="P5">Ćwiczenie spring-ajt (AOP + JPA +TX)</text:p>
      <text:p text:style-name="P13"/>
      <text:p text:style-name="P21">Poniższe ćwiczenia będziemy wykonywać w obrębie projektu spring-ajt. W razie problemów można się wspomagać projektem spring-ajt-solved który zawiera już gotowe rozwiązania</text:p>
      <text:p text:style-name="P21"/>
      <text:p text:style-name="P21"/>
      <text:p text:style-name="P1"><text:span text:style-name="T44">1.1:</text:span><text:span text:style-name="T46"> AOP – podstawy</text:span></text:p>
      <text:p text:style-name="P30"/>
      <text:p text:style-name="P30"><text:span text:style-name="T5">Zadanie</text:span><text:span text:style-name="T6">: </text:span><text:a xlink:type="simple" xlink:href="http://docs.spring.io/spring/docs/current/spring-framework-reference/htmlsingle/#aop-pointcuts-designators">N</text:a><text:span text:style-name="T15">ależy przeanalizwać działanie klasy </text:span><text:span text:style-name="T10">pl.vavatech.auction.blc.aop.sample.JavaMagic która jest przykładem progrmistycznego wykorzystania API Springa do kreowania Proxy. Jest to podstawa wszystkich magicznych mechanizmów w Springu.</text:span></text:p>
      <text:p text:style-name="P26"/>
      <text:p text:style-name="P26"/>
      <text:p text:style-name="P1"><text:span text:style-name="T44">1.1:</text:span><text:span text:style-name="T46"> AOP - monitor</text:span></text:p>
      <text:p text:style-name="P30"/>
      <text:p text:style-name="P30"><text:span text:style-name="T1">Konfiguracja</text:span>: Oprócz dodanych zależności do prawidłowego działania potrzebujemy skorzystać z adnotacji <text:span text:style-name="T34">@EnableAspectJAutoProxy w klasie BusinessConfig</text:span></text:p>
      <text:p text:style-name="P30"><text:span text:style-name="T34"/></text:p>
      <text:p text:style-name="P30"><text:span text:style-name="T5">Zadanie</text:span><text:span text:style-name="T6">: W pakiecie pl.vavatech.auction.blc.aop dodać adnotację @Trace, którą będziemy umieszczać na metodach serwisu które będziemy chcieli obserwować pod kontem wydajności.</text:span></text:p>
      <text:p text:style-name="P20">Dodać odpowiedni AspectJ który wypisze na konsole czas potrzebny na wykonanie metody.</text:p>
      <text:p text:style-name="P20"/>
      <text:p text:style-name="P35"><text:a xlink:type="simple" xlink:href="https://blog.espenberntsen.net/2010/03/20/aspectj-cheat-sheet/"><text:span text:style-name="T7">https://blog.espenberntsen.net/2010/03/20/aspectj-cheat-sheet/</text:span></text:a></text:p>
      <text:p text:style-name="P35"><text:span text:style-name="T7">Dokumentacja: </text:span><text:a xlink:type="simple" xlink:href="http://docs.spring.io/spring/docs/current/spring-framework-reference/htmlsingle/#aop-pointcuts-designators">http://docs.spring.io/spring/docs/current/spring-framework-reference/htmlsingle/#aop-pointcuts-designators</text:a></text:p>
      <text:p text:style-name="P21"/>
      <text:p text:style-name="P21"/>
      <text:p text:style-name="P1"><text:span text:style-name="T44">1.2:</text:span><text:span text:style-name="T46"> AOP - parametry</text:span></text:p>
      <text:p text:style-name="P30"/>
      <text:p text:style-name="P30"><text:span text:style-name="T5">Zadanie</text:span><text:span text:style-name="T6">: Do adnotacji @Trace dodajemy parametr mówiący o maksymalnym czasie wykonania metody w razie przekroczenia tego czasu należy zalogować taką informację na poziomie ERROR dodatkowo wypisując parametry metody dla których to wystąpiło.</text:span></text:p>
      <text:p text:style-name="P20"/>
      <text:p text:style-name="P30"><text:span text:style-name="T6">Dokumentacja :</text:span><text:a xlink:type="simple" xlink:href="http://docs.spring.io/spring/docs/current/spring-framework-reference/htmlsingle/#aop">http://docs.spring.io/spring/docs/current/spring-framework-reference/htmlsingle/#aop</text:a></text:p>
      <text:p text:style-name="P20"/>
      <text:p text:style-name="P20"/>
      <text:p text:style-name="P1"><text:span text:style-name="T44">1.3:</text:span><text:span text:style-name="T46"> JPA </text:span></text:p>
      <text:p text:style-name="P30"/>
      <text:p text:style-name="P30"><text:soft-page-break/><text:span text:style-name="T5">Zadanie</text:span><text:span text:style-name="T6">: Odkomentować i przeanalizować konfigurację JPA oraz TX w pliku BusinessConfig</text:span></text:p>
      <text:p text:style-name="P20"/>
      <text:p text:style-name="P30"><text:span text:style-name="T6">Stworzyć nowe implementacje dla AuctionRepo oraz OfferRepo które będą zapisywały obiekty do bazy danych za pomocą JPA </text:span><text:span text:style-name="T35">@PersistenceContext </text:span><text:span text:style-name="T9">EntityManager</text:span><text:span text:style-name="T35">.</text:span></text:p>
      <text:p text:style-name="P32"/>
      <text:p text:style-name="P32">Dokumentacja: <text:a xlink:type="simple" xlink:href="http://docs.spring.io/spring/docs/current/spring-framework-reference/htmlsingle/#orm-jpa">http://docs.spring.io/spring/docs/current/spring-framework-reference/htmlsingle/#orm-jpa</text:a></text:p>
      <text:p text:style-name="P32"/>
      <text:p text:style-name="P1"><text:span text:style-name="T44">1.4:</text:span><text:span text:style-name="T46"> TX</text:span></text:p>
      <text:p text:style-name="P1"><text:span text:style-name="T46"/></text:p>
      <text:p text:style-name="P52"><text:span text:style-name="T1">Konfiguracja</text:span><text:span text:style-name="T40">: Oprócz dodanych zależności do prawidłowego działania potrzebujemy skorzystać z adnotacji </text:span><text:span text:style-name="T39">@</text:span><text:span text:style-name="T24">EnableTransactionManagement</text:span><text:span text:style-name="T39"> w klasie BusinessConfig</text:span></text:p>
      <text:p text:style-name="P30"/>
      <text:p text:style-name="P30"><text:span text:style-name="T5">Zadanie</text:span><text:span text:style-name="T6">: Aktualnie dodawanie aukcji oraz ofert nie działa </text:span><text:span text:style-name="T35">bo system informuje o braku transakcji aby to naprawić należy dodać adnotację @Transactional w miejscach w których chcemy aby nasze metody były transakcyjne</text:span></text:p>
      <text:p text:style-name="P32"/>
      <text:p text:style-name="P30"><text:span text:style-name="T35">Dokuemtnacja: </text:span><text:a xlink:type="simple" xlink:href="http://docs.spring.io/spring/docs/current/spring-framework-reference/htmlsingle/#orm-jpa">http://docs.spring.io/spring/docs/current/spring-framework-reference/htmlsingle/#orm-jpa</text:a></text:p>
      <text:p text:style-name="P32"/>
      <text:p text:style-name="P32"/>
      <text:p text:style-name="P5">Ćwiczenie spring-security</text:p>
      <text:p text:style-name="P13"/>
      <text:p text:style-name="P21">Poniższe ćwiczenia będziemy wykonywać w obrębie projektu spring-security. W razie problemów można się wspomagać projektem spring-security-solved który zawiera już gotowe rozwiązania</text:p>
      <text:p text:style-name="P33"/>
      <text:p text:style-name="P21"/>
      <text:p text:style-name="P33"/>
      <text:p text:style-name="P1"><text:span text:style-name="T44">1.1:</text:span><text:span text:style-name="T46"> Web Security </text:span></text:p>
      <text:p text:style-name="P30"/>
      <text:p text:style-name="P30"><text:span text:style-name="T5">Zadanie</text:span><text:span text:style-name="T6">: W </text:span><text:span text:style-name="T35">apliku spring-security.xml(albo w klasie pl.vavatech.auction.www.SecurityConfig) należy zdefiniować reguły bezpieczeństwa zabraniające przeglądania aukcji niezalogowanym użytkownikom.</text:span></text:p>
      <text:p text:style-name="P32">Dodatkowo tylko użytkownicy z rolą ADMIN mogą dodawać i usuwać aukcje.</text:p>
      <text:p text:style-name="P32"/>
      <text:p text:style-name="P32">Wywoływanie webservice'ów jest możliwe tylko dla użytkowników z rolą REST.</text:p>
      <text:p text:style-name="P32"/>
      <text:p text:style-name="P32">W plikach nav.jsp praz list.jsp zostały dodane odpowiednie sekcje ukrywające zawartość w zależności od roli użytkownika</text:p>
      <text:p text:style-name="P32"/>
      <text:p text:style-name="P16"><text:span text:style-name="T48">&lt;/</text:span><text:span text:style-name="T52">sec:authorize</text:span><text:span text:style-name="T48">&gt;</text:span><text:span text:style-name="T21"> </text:span><text:span text:style-name="T48">&lt;</text:span><text:span text:style-name="T52">sec:authorize</text:span><text:span text:style-name="T36"> </text:span><text:span text:style-name="T55">access</text:span><text:span text:style-name="T21">=</text:span><text:span text:style-name="T30">"hasRole('ADMIN')"</text:span><text:span text:style-name="T48">&gt;</text:span></text:p>
      <text:p text:style-name="P16"><text:span text:style-name="T2"><text:tab/></text:span><text:span text:style-name="T47">&lt;</text:span><text:span text:style-name="T51">a</text:span> <text:span text:style-name="T54">href</text:span><text:span text:style-name="T2">=</text:span><text:span text:style-name="T29">"auctions/</text:span><text:span text:style-name="T2">${auction.id}</text:span><text:span text:style-name="T29">/delete"</text:span><text:span text:style-name="T47">&gt;</text:span></text:p>
      <text:p text:style-name="P16"><text:span text:style-name="T47"><text:tab/>&lt;</text:span><text:span text:style-name="T51">i </text:span><text:span text:style-name="T54">class</text:span><text:span text:style-name="T2">=</text:span><text:span text:style-name="T29">" glyphicon glyphicon-remove-circle"</text:span><text:span text:style-name="T47">&gt;&lt;/</text:span><text:span text:style-name="T51">i</text:span><text:span text:style-name="T47">&gt;&lt;/</text:span><text:span text:style-name="T51">a</text:span><text:span text:style-name="T47">&gt;</text:span></text:p>
      <text:p text:style-name="P30"><text:span text:style-name="T49">&lt;/</text:span><text:span text:style-name="T53">sec:authorize</text:span><text:span text:style-name="T49">&gt;</text:span></text:p>
      <text:p text:style-name="P36"/>
      <text:p text:style-name="P36">Dokuemtnacja :<text:a xlink:type="simple" xlink:href="http://docs.spring.io/spring-security/site/docs/3.2.9.RELEASE/reference/htmlsingle/#ns-minimal">http://docs.spring.io/spring-security/site/docs/3.2.9.RELEASE/reference/htmlsingle/#ns-minimal</text:a></text:p>
      <text:p text:style-name="P36"/>
      <text:p text:style-name="P21"><text:a xlink:type="simple" xlink:href="http://docs.spring.io/spring-security/site/docs/3.0.x/reference/el-access.html"><text:span text:style-name="T33">http://docs.spring.io/spring-security/site/docs/3.0.x/reference/el-access.html</text:span></text:a></text:p>
      <text:p text:style-name="P21"><text:span text:style-name="T33"/></text:p>
      <text:p text:style-name="P1"><text:span text:style-name="T44">1.2:</text:span><text:span text:style-name="T46"> Method Security </text:span></text:p>
      <text:p text:style-name="P30"/>
      <text:p text:style-name="P30"><text:span text:style-name="T5">Zadanie</text:span><text:span text:style-name="T6">: </text:span><text:span text:style-name="T50">W aplikacji tylko użytkownik z rolą ADMIN może dodać Aukcje jednak jest to tylko i wyłącznie ukrycie linka. Zabezpieczyć metodę serwisu AuctionService tak aby dodać aukcję mógł tylko użytkownik z rolą ADMIN. Skorzystać z adnotacji @PreAuthorize</text:span></text:p>
      <text:p text:style-name="P37"/>
      <text:p text:style-name="P37"><text:soft-page-break/>Dokumentacja:<text:a xlink:type="simple" xlink:href="http://docs.spring.io/spring-security/site/docs/3.2.9.RELEASE/reference/htmlsingle/#ns-method-security">http://docs.spring.io/spring-security/site/docs/3.2.9.RELEASE/reference/htmlsingle/#ns-method-security</text:a></text:p>
      <text:p text:style-name="P37"/>
      <text:p text:style-name="P21"><text:span text:style-name="T33"/></text:p>
      <text:p text:style-name="P21"><text:span text:style-name="T33"/></text:p>
      <text:p text:style-name="P37"/>
      <text:p text:style-name="P1"><text:span text:style-name="T44">1.3:</text:span><text:span text:style-name="T46"> Method Security </text:span></text:p>
      <text:p text:style-name="P30"/>
      <text:p text:style-name="P30"><text:span text:style-name="T5">Zadanie</text:span><text:span text:style-name="T6">: </text:span><text:span text:style-name="T50">Zabezpieczyć AuctionService update tak aby użytkownicy mogli edytować tylko swoje aukcje.</text:span></text:p>
      <text:p text:style-name="P37"/>
      <text:p text:style-name="P37">Na początek musimy tak zmodyfikować serwis od dodawania aby zapisał do pola creeatorUserName login aktualnie zalogowanego użytkownika. Następnie skorzystać z adnotacji @PreAuthorize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8-02T17:08:23.83</meta:creation-date>
    <dc:date>2016-08-05T10:43:51.92</dc:date>
    <meta:editing-duration>PT19H13M29S</meta:editing-duration>
    <meta:editing-cycles>72</meta:editing-cycles>
    <meta:generator>OpenOffice.org/3.3$Win32 OpenOffice.org_project/330m20$Build-9567</meta:generator>
    <meta:document-statistic meta:table-count="0" meta:image-count="0" meta:object-count="0" meta:page-count="10" meta:paragraph-count="199" meta:word-count="1599" meta:character-count="15485"/>
  </office:meta>
</office:document-meta>
</file>